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GRANJA NADIA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357311</text:p>
          </table:table-cell>
          <table:table-cell table:style-name="Tabla1.E2" office:value-type="string">
            <text:p text:style-name="P10"><text:span text:style-name="T1">Ruc</text:span>:2032424104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52365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IREZ INFANTES, CARLOS ART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04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IREZ NUÑEZ, LUCIANO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9414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306579</text:p>
          </table:table-cell>
          <table:table-cell table:style-name="Tabla2.A2" office:value-type="string">
            <text:p text:style-name="P9">19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17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